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15.02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22cm" fo:min-width="1.073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18.314cm" fo:min-width="8.99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12.484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100%" draw:fill="none" draw:textarea-horizontal-align="justify" draw:textarea-vertical-align="top" draw:auto-grow-height="false" fo:min-height="5.113cm" fo:min-width="6.45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/>
      <style:paragraph-properties fo:text-align="end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558cm" svg:height="18.598cm" svg:x="1.317cm" svg:y="1.317cm">
          <text:p text:style-name="P1">ISD 1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23cm" svg:height="2.222cm" svg:x="10.524cm" svg:y="2.587cm">
          <text:p text:style-name="P3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223cm" svg:height="2.222cm" svg:x="20.05cm" svg:y="2.587cm">
          <text:p text:style-name="P3">2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223cm" svg:height="2.222cm" svg:x="7.35cm" svg:y="8.62cm">
          <text:p text:style-name="P3">1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23cm" svg:height="2.222cm" svg:x="13.7cm" svg:y="2.588cm">
          <text:p text:style-name="P3">1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223cm" svg:height="2.222cm" svg:x="13.699cm" svg:y="8.62cm">
          <text:p text:style-name="P3">1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2.747cm" svg:y1="3.698cm" svg:x2="13.7cm" svg:y2="3.699cm" draw:start-shape="id1" draw:start-glue-point="10" draw:end-shape="id2" draw:end-glue-point="6" svg:d="M12747 3698l953 1" svg:viewBox="0 0 954 2">
          <text:p/>
        </draw:connector>
        <draw:connector draw:style-name="gr3" draw:text-style-name="P4" draw:layer="layout" draw:type="line" svg:x1="15.923cm" svg:y1="3.699cm" svg:x2="20.05cm" svg:y2="3.698cm" draw:start-shape="id2" draw:start-glue-point="10" draw:end-shape="id3" draw:end-glue-point="6" svg:d="M15923 3699l4127-1" svg:viewBox="0 0 4128 2">
          <text:p/>
        </draw:connector>
        <draw:connector draw:style-name="gr3" draw:text-style-name="P4" draw:layer="layout" draw:type="line" svg:x1="8.462cm" svg:y1="8.62cm" svg:x2="11.636cm" svg:y2="4.809cm" draw:start-shape="id4" draw:start-glue-point="4" draw:end-shape="id1" draw:end-glue-point="8" svg:d="M8462 8620l3174-3811" svg:viewBox="0 0 3175 3812">
          <text:p/>
        </draw:connector>
        <draw:custom-shape draw:style-name="gr2" draw:text-style-name="P3" xml:id="id6" draw:id="id6" draw:layer="layout" svg:width="2.223cm" svg:height="2.222cm" svg:x="20.05cm" svg:y="8.62cm">
          <text:p text:style-name="P3">2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812cm" svg:y1="4.81cm" svg:x2="14.811cm" svg:y2="8.62cm" draw:start-shape="id2" draw:start-glue-point="8" draw:end-shape="id5" draw:end-glue-point="4" svg:d="M14812 4810l-1 3810" svg:viewBox="0 0 2 3811">
          <text:p/>
        </draw:connector>
        <draw:connector draw:style-name="gr3" draw:text-style-name="P4" draw:layer="layout" draw:type="line" svg:x1="21.162cm" svg:y1="4.809cm" svg:x2="21.162cm" svg:y2="8.62cm" draw:start-shape="id3" draw:start-glue-point="8" draw:end-shape="id6" draw:end-glue-point="4" svg:d="M21162 4809v3811" svg:viewBox="0 0 1 3812">
          <text:p/>
        </draw:connector>
        <draw:custom-shape draw:style-name="gr4" draw:text-style-name="P6" draw:layer="layout" svg:width="9.525cm" svg:height="18.598cm" svg:x="19.097cm" svg:y="1.317cm">
          <text:p text:style-name="P5">ISD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018cm" svg:height="5.397cm" svg:x="3.522cm" svg:y="2.135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985cm" svg:height="5.397cm" svg:x="19.415cm" svg:y="2.135cm">
          <text:p text:style-name="P5">Core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223cm" svg:height="2.222cm" svg:x="10.525cm" svg:y="8.62cm">
          <text:p text:style-name="P3">1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1.637cm" svg:y1="8.62cm" svg:x2="11.637cm" svg:y2="4.81cm" draw:start-shape="id7" draw:start-glue-point="4" svg:d="M11637 8620v-3810" svg:viewBox="0 0 1 38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05T11:21:35.061151528</meta:creation-date>
    <dc:date>2024-01-08T13:23:10.647198154</dc:date>
    <meta:editing-duration>PT18M29S</meta:editing-duration>
    <meta:editing-cycles>5</meta:editing-cycles>
    <meta:generator>LibreOffice/7.3.7.2$Linux_X86_64 LibreOffice_project/30$Build-2</meta:generator>
    <meta:document-statistic meta:object-count="17"/>
  </office:meta>
</office:document-meta>
</file>